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b3c7f" officeooo:paragraph-rsid="001b3c7f" style:font-size-asian="17.5pt" style:font-size-complex="20pt"/>
    </style:style>
    <style:style style:name="P2" style:family="paragraph" style:parent-style-name="Standard">
      <style:text-properties fo:font-size="20pt" officeooo:rsid="001c38fa" officeooo:paragraph-rsid="001b3c7f" style:font-size-asian="17.5pt" style:font-size-complex="20pt"/>
    </style:style>
    <style:style style:name="P3" style:family="paragraph" style:parent-style-name="Standard">
      <style:text-properties fo:font-size="20pt" officeooo:rsid="001c38fa" officeooo:paragraph-rsid="001c38fa" style:font-size-asian="17.5pt" style:font-size-complex="20pt"/>
    </style:style>
    <style:style style:name="P4" style:family="paragraph" style:parent-style-name="Standard">
      <style:text-properties fo:font-size="20pt" officeooo:rsid="001c7646" officeooo:paragraph-rsid="001c7646" style:font-size-asian="17.5pt" style:font-size-complex="20pt"/>
    </style:style>
    <style:style style:name="P5" style:family="paragraph" style:parent-style-name="Standard">
      <style:text-properties fo:font-size="20pt" officeooo:rsid="001c7646" officeooo:paragraph-rsid="001c7646" style:font-size-asian="17.5pt" style:font-size-complex="20pt"/>
    </style:style>
    <style:style style:name="P6" style:family="paragraph" style:parent-style-name="Standard">
      <style:text-properties fo:font-size="20pt" officeooo:rsid="001e9705" officeooo:paragraph-rsid="001e9705" style:font-size-asian="17.5pt" style:font-size-complex="20pt"/>
    </style:style>
    <style:style style:name="T1" style:family="text">
      <style:text-properties officeooo:rsid="001c38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ed list</text:p>
      <text:p text:style-name="P1"/>
      <text:p text:style-name="P1">1. inserting at beginning of linked <text:span text:style-name="T1">list</text:span></text:p>
      <text:p text:style-name="P2">→ first create node structure</text:p>
      <text:p text:style-name="P2">→ then add head to track</text:p>
      <text:p text:style-name="P2">→ create nodes and connect using nodes and data</text:p>
      <text:p text:style-name="P2"/>
      <text:p text:style-name="P3">2. Print</text:p>
      <text:p text:style-name="P3">→ use temp node</text:p>
      <text:p text:style-name="P3">→ till temp not null print data</text:p>
      <text:p text:style-name="P3"/>
      <text:p text:style-name="P4">3. inserting at n</text:p>
      <text:p text:style-name="P4">→ we need two nodes one to add to linked list and other to transverse till n</text:p>
      <text:p text:style-name="P4">→ wee need to transverse till pos-2 so that second node→next <text:s/>will be suitable position to add the new node</text:p>
      <text:p text:style-name="P4"/>
      <text:p text:style-name="P4">* this is for count index with 0</text:p>
      <text:p text:style-name="P4"/>
      <text:p text:style-name="P6">4. delete at n</text:p>
      <text:p text:style-name="P6">→ same as inserting at n we need 2 pointers, one to deletion node and other to a node before, then use tempb→next = temp→next and then delete temp</text:p>
      <text:p text:style-name="P6"/>
      <text:p text:style-name="P6"/>
      <text:p text:style-name="P4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22:06:28.564104529</meta:creation-date>
    <dc:date>2024-08-05T23:20:56.689571451</dc:date>
    <meta:editing-duration>PT40M35S</meta:editing-duration>
    <meta:editing-cycles>4</meta:editing-cycles>
    <meta:generator>LibreOffice/24.2.5.2$Linux_X86_64 LibreOffice_project/d6e8b0f3fc6e8af2b00cf4969fd0d2fa45b9a62e</meta:generator>
    <meta:document-statistic meta:table-count="0" meta:image-count="0" meta:object-count="0" meta:page-count="1" meta:paragraph-count="14" meta:word-count="124" meta:character-count="597" meta:non-whitespace-character-count="486"/>
  </office:meta>
</office:document-meta>
</file>